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ack" svg:font-family="Hack, Menlo, Monaco, Consolas, 'Courier New', monospace"/>
    <style:font-face style:name="OpenSymbol" svg:font-family="OpenSymbol"/>
    <style:font-face style:name="apple-system" svg:font-family="apple-system, BlinkMacSystemFont, 'Segoe UI', Roboto, Oxygen, Ubuntu, Cantarell, 'Fira Sans', 'Droid Sans', 'Helvetica Neue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c3e50" style:font-name="Times New Roman" fo:font-size="12pt" fo:letter-spacing="normal" fo:font-style="normal" fo:font-weight="bold" style:font-size-asian="12pt" style:font-size-complex="12pt"/>
    </style:style>
    <style:style style:name="P2" style:family="paragraph" style:parent-style-name="Text_20_body">
      <style:text-properties fo:font-variant="normal" fo:text-transform="none" fo:color="#2c3e50" style:font-name="apple-system" fo:font-size="9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0835in" fo:line-height="170%" fo:text-align="start" style:justify-single-word="false" fo:text-indent="0in" style:auto-text-indent="false"/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0835in" fo:line-height="170%" fo:text-align="start" style:justify-single-word="false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.0835in" fo:line-height="170%" fo:text-align="start" style:justify-single-word="false" fo:text-indent="0in" style:auto-text-indent="false"/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0835in" fo:line-height="170%" fo:text-align="start" style:justify-single-word="false" fo:text-indent="0in" style:auto-text-indent="false"/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>
      <style:paragraph-properties fo:margin-top="0in" fo:margin-bottom="0.0835in" fo:line-height="170%" fo:text-align="start" style:justify-single-word="false"/>
      <style:text-properties fo:font-variant="normal" fo:text-transform="none" fo:color="#2c3e50" style:font-name="Times New Roman" fo:font-size="12pt" fo:letter-spacing="normal" fo:font-style="normal" fo:font-weight="bold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.0835in" fo:line-height="170%" fo:text-align="start" style:justify-single-word="false"/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c3e5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c3e50" style:font-name="Times New Roman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c5985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color="#333333" style:font-name="Hack" fo:font-size="7.30000019073486pt" fo:background-color="transparent"/>
    </style:style>
    <style:style style:name="T6" style:family="text">
      <style:text-properties fo:color="#333333" style:font-name="Hack" fo:font-size="7.30000019073486pt" fo:font-weight="bold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Automation University course on Visual Validation of Mobile Apps.</text:p>
      <text:p text:style-name="P5">Jonathan Lipps, one of the lead maintainers of the Appium Project. </text:p>
      <text:p text:style-name="P5">run a mobile automation strategy consulting firm called Cloud Grey</text:p>
      <text:p text:style-name="P6"><text:span text:style-name="T1">My firm is responsible for the weekly Appium newsletter called </text:span><text:a xlink:type="simple" xlink:href="https://appiumpro.com/" office:target-frame-name="_blank" xlink:show="new" text:style-name="Internet_20_link" text:visited-style-name="Visited_20_Internet_20_Link"><text:span text:style-name="T3">Appium Pro</text:span></text:a><text:span text:style-name="T1">, </text:span></text:p>
      <text:p text:style-name="P5"><text:tab/>which I highly recommend checking out if you're into mobile testing.</text:p>
      <text:p text:style-name="P5">Appium's capabilities for visual testing </text:p>
      <text:p text:style-name="P5">how Applitools can be integrated for greater effectiveness and convenience in your tests.</text:p>
      <text:list xml:id="list4904915750213370781" text:style-name="L1">
        <text:list-header>
          <text:p text:style-name="P10"/>
        </text:list-header>
      </text:list>
      <text:list xml:id="list7483721339666776908" text:style-name="L2">
        <text:list-item>
          <text:p text:style-name="P11"><text:s/>how we can augment Appium's core functional testing features by adding image recognition, which enables functional validation that's often not possible using other techniques.</text:p>
        </text:list-item>
        <text:list-item>
          <text:p text:style-name="P11">how Appium can provide bare bones visual validation using its integration with the OpenCV Image Processing Library in order to detect differences between app screenshots.</text:p>
        </text:list-item>
        <text:list-item>
          <text:p text:style-name="P11">how to expand our visual validation capabilities by integrating our Appium code with Applitools' Eyes for improved performance and developer ergonomics.</text:p>
        </text:list-item>
        <text:list-item>
          <text:p text:style-name="P11">explore some advanced capabilities of Applitools to work around some of the problems inherent in visual testing.</text:p>
        </text:list-item>
      </text:list>
      <text:p text:style-name="P4"/>
      <text:p text:style-name="P4"/>
      <text:p text:style-name="P4">Chapter 1 Prerequisites</text:p>
      <text:p text:style-name="P4"><text:a xlink:type="simple" xlink:href="https://appium.io/docs/en/about-appium/getting-started/index.html" text:style-name="Internet_20_link" text:visited-style-name="Visited_20_Internet_20_Link">https://appium.io/docs/en/about-appium/getting-started/index.html</text:a></text:p>
      <text:p text:style-name="P4"/>
      <text:p text:style-name="P3">have Appium installed via NPM, which implies a Node.Js installation</text:p>
      <text:p text:style-name="P5">Appium version 1.12.0 or higher.</text:p>
      <text:p text:style-name="P7"><text:span text:style-name="Source_20_Text"><text:span text:style-name="T5">npm </text:span></text:span><text:span text:style-name="Source_20_Text"><text:span text:style-name="T6">install</text:span></text:span><text:span text:style-name="Source_20_Text"><text:span text:style-name="T5"> -g appium</text:span></text:span></text:p>
      <text:p text:style-name="Text_20_body"><text:a xlink:type="simple" xlink:href="https://github.com/appium/appium-xcuitest-driver" text:style-name="Internet_20_link" text:visited-style-name="Visited_20_Internet_20_Link">https://github.com/appium/appium-xcuitest-driver</text:a></text:p>
      <text:p text:style-name="Text_20_body"><text:a xlink:type="simple" xlink:href="https://github.com/appium/appium-uiautomator2-driver" text:style-name="Internet_20_link" text:visited-style-name="Visited_20_Internet_20_Link">https://github.com/appium/appium-uiautomator2-driver</text:a></text:p>
      <text:p text:style-name="Text_20_body"><text:a xlink:type="simple" xlink:href="https://github.com/appium/appium-mac-driver" text:style-name="Internet_20_link" text:visited-style-name="Visited_20_Internet_20_Link">https://github.com/appium/appium-mac-driver</text:a></text:p>
      <text:p text:style-name="Text_20_body"><text:soft-page-break/></text:p>
      <text:p text:style-name="Text_20_body"><text:a xlink:type="simple" xlink:href="https://github.com/appium/appium-espresso-driver" text:style-name="Internet_20_link" text:visited-style-name="Visited_20_Internet_20_Link">https://github.com/appium/appium-espresso-driver</text:a></text:p>
      <text:p text:style-name="Text_20_body"/>
      <text:p text:style-name="P5">need Android dependencies, Android Studio and a working Android Emulator.</text:p>
      <text:p text:style-name="P5"><text:a xlink:type="simple" xlink:href="https://developer.android.com/studio/install" text:style-name="Internet_20_link" text:visited-style-name="Visited_20_Internet_20_Link">https://developer.android.com/studio/install</text:a></text:p>
      <text:p text:style-name="P5"><text:a xlink:type="simple" xlink:href="https://developer.android.com/studio/" text:style-name="Internet_20_link" text:visited-style-name="Visited_20_Internet_20_Link">https://developer.android.com/studio/</text:a></text:p>
      <text:h text:style-name="P1" text:outline-level="3"><text:bookmark text:name="opencv-set-up"/>OpenCV Set Up</text:h>
      <text:p text:style-name="P6"><text:span text:style-name="Strong_20_Emphasis"><text:span text:style-name="T2">The one additional non-standard dependency Appium requires for image-based functionality is called </text:span></text:span><text:a xlink:type="simple" xlink:href="https://opencv.org/" office:target-frame-name="_blank" xlink:show="new" text:style-name="Internet_20_link" text:visited-style-name="Visited_20_Internet_20_Link"><text:span text:style-name="Strong_20_Emphasis"><text:span text:style-name="T3">OpenCV</text:span></text:span></text:a><text:span text:style-name="Strong_20_Emphasis"><text:span text:style-name="T2">.</text:span></text:span></text:p>
      <text:p text:style-name="P5">This dependency comes in 2 parts: the OpenCV libraries themselves and the Node.Js bindings for OpenCV, which Appium relies on.</text:p>
      <text:p text:style-name="P5">install the Node.Js bindings on their own. By default, they will also try to build and compile OpenCV for you.</text:p>
      <text:p text:style-name="P4">npm i -g opencv4nodejs</text:p>
      <text:p text:style-name="P4">or</text:p>
      <text:p text:style-name="P4">Homebrew <text:s/>install v3 then v4</text:p>
      <text:p text:style-name="Text_20_body"><text:span text:style-name="T4">brew install </text:span><text:a xlink:type="simple" xlink:href="mailto:opencv@3" text:style-name="Internet_20_link" text:visited-style-name="Visited_20_Internet_20_Link"><text:span text:style-name="T4">opencv@3</text:span></text:a><text:span text:style-name="T4"> </text:span></text:p>
      <text:p text:style-name="P4">OPENCV4NODEJS_DISABLE_AUTOBUILD=1 npm i -g opencv4nodejs</text:p>
      <text:p text:style-name="P4"/>
      <text:p text:style-name="P3">OpenCV installed on another platform, like Windows or Linux,</text:p>
      <text:p text:style-name="P2"><text:a xlink:type="simple" xlink:href="https://www.npmjs.com/package/opencv4nodejs" text:style-name="Internet_20_link" text:visited-style-name="Visited_20_Internet_20_Link"><text:span text:style-name="T4">https://www.npmjs.com/package/opencv4nodejs</text:span></text:a></text:p>
      <text:p text:style-name="P2"><text:a xlink:type="simple" xlink:href="https://discuss.appium.io/" text:style-name="Internet_20_link" text:visited-style-name="Visited_20_Internet_20_Link"><text:span text:style-name="T4">https://discuss.appium.io/</text:span></text:a></text:p>
      <text:p text:style-name="P2"><text:a xlink:type="simple" xlink:href="https://github.com/appium/appium" text:style-name="Internet_20_link" text:visited-style-name="Visited_20_Internet_20_Link"><text:span text:style-name="T4">https://github.com/appium/appium</text:span></text:a></text:p>
      <text:p text:style-name="P3"/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ack" svg:font-family="Hack, Menlo, Monaco, Consolas, 'Courier New', monospace"/>
    <style:font-face style:name="OpenSymbol" svg:font-family="OpenSymbol"/>
    <style:font-face style:name="apple-system" svg:font-family="apple-system, BlinkMacSystemFont, 'Segoe UI', Roboto, Oxygen, Ubuntu, Cantarell, 'Fira Sans', 'Droid Sans', 'Helvetica Neue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n Srinivasan</meta:initial-creator>
    <meta:creation-date>2020-01-21T16:38:02</meta:creation-date>
    <dc:date>2020-01-22T19:08:39</dc:date>
    <dc:creator>Mohan Srinivasan</dc:creator>
    <meta:editing-duration>PT1H13M51S</meta:editing-duration>
    <meta:editing-cycles>13</meta:editing-cycles>
    <meta:generator>OpenOffice/4.1.6$Unix OpenOffice.org_project/416m1$Build-9790</meta:generator>
    <meta:document-statistic meta:table-count="0" meta:image-count="0" meta:object-count="0" meta:page-count="2" meta:paragraph-count="36" meta:word-count="288" meta:character-count="2294"/>
  </office:meta>
</office:document-meta>
</file>